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1.21pt"/>
    </style:style>
    <style:style style:name="co2" style:family="table-column">
      <style:table-column-properties fo:break-before="auto" style:column-width="175.2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3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dditio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BER</text:p>
          </table:table-cell>
          <table:table-cell office:value-type="string" calcext:value-type="string">
            <text:p>locAccuracy</text:p>
          </table:table-cell>
          <table:table-cell office:value-type="string" calcext:value-type="string">
            <text:p>count 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</table:table-row>
        <table:table-row table:style-name="ro1">
          <table:table-cell office:value-type="float" office:value="0.036292462845" calcext:value-type="float">
            <text:p>0.0362924628</text:p>
          </table:table-cell>
          <table:table-cell office:value-type="float" office:value="0.236946604563416" calcext:value-type="float">
            <text:p>0.236946604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8475834541" calcext:value-type="float">
            <text:p>0.0148475835</text:p>
          </table:table-cell>
          <table:table-cell office:value-type="float" office:value="0.169515057497685" calcext:value-type="float">
            <text:p>0.1695150575</text:p>
          </table:table-cell>
          <table:table-cell table:number-columns-repeated="3"/>
        </table:table-row>
        <table:table-row table:style-name="ro1">
          <table:table-cell office:value-type="float" office:value="0.0176544766709" calcext:value-type="float">
            <text:p>0.0176544767</text:p>
          </table:table-cell>
          <table:table-cell office:value-type="float" office:value="0.0993292573135596" calcext:value-type="float">
            <text:p>0.0993292573</text:p>
          </table:table-cell>
          <table:table-cell table:number-columns-repeated="3"/>
        </table:table-row>
        <table:table-row table:style-name="ro1">
          <table:table-cell office:value-type="float" office:value="0.0069469658461" calcext:value-type="float">
            <text:p>0.0069469658</text:p>
          </table:table-cell>
          <table:table-cell office:value-type="float" office:value="0.244134586459153" calcext:value-type="float">
            <text:p>0.2441345865</text:p>
          </table:table-cell>
          <table:table-cell table:number-columns-repeated="3"/>
        </table:table-row>
        <table:table-row table:style-name="ro1">
          <table:table-cell office:value-type="float" office:value="0.00268006700168" calcext:value-type="float">
            <text:p>0.002680067</text:p>
          </table:table-cell>
          <table:table-cell office:value-type="float" office:value="0.279416772788442" calcext:value-type="float">
            <text:p>0.2794167728</text:p>
          </table:table-cell>
          <table:table-cell table:number-columns-repeated="3"/>
        </table:table-row>
        <table:table-row table:style-name="ro1">
          <table:table-cell office:value-type="float" office:value="0.022265269178" calcext:value-type="float">
            <text:p>0.0222652692</text:p>
          </table:table-cell>
          <table:table-cell office:value-type="float" office:value="0.1216662666915" calcext:value-type="float">
            <text:p>0.1216662667</text:p>
          </table:table-cell>
          <table:table-cell table:number-columns-repeated="3"/>
        </table:table-row>
        <table:table-row table:style-name="ro1">
          <table:table-cell office:value-type="float" office:value="0.0311154047418" calcext:value-type="float">
            <text:p>0.0311154047</text:p>
          </table:table-cell>
          <table:table-cell office:value-type="float" office:value="0.188260792830399" calcext:value-type="float">
            <text:p>0.1882607928</text:p>
          </table:table-cell>
          <table:table-cell table:number-columns-repeated="3"/>
        </table:table-row>
        <table:table-row table:style-name="ro1">
          <table:table-cell office:value-type="float" office:value="0.0198520531401" calcext:value-type="float">
            <text:p>0.0198520531</text:p>
          </table:table-cell>
          <table:table-cell office:value-type="float" office:value="0.204129207149138" calcext:value-type="float">
            <text:p>0.2041292071</text:p>
          </table:table-cell>
          <table:table-cell table:number-columns-repeated="3"/>
        </table:table-row>
        <table:table-row table:style-name="ro1">
          <table:table-cell office:value-type="float" office:value="0.0178801675053" calcext:value-type="float">
            <text:p>0.0178801675</text:p>
          </table:table-cell>
          <table:table-cell office:value-type="float" office:value="0.240412274682177" calcext:value-type="float">
            <text:p>0.2404122747</text:p>
          </table:table-cell>
          <table:table-cell table:number-columns-repeated="3"/>
        </table:table-row>
        <table:table-row table:style-name="ro1">
          <table:table-cell office:value-type="float" office:value="0.025323452111" calcext:value-type="float">
            <text:p>0.0253234521</text:p>
          </table:table-cell>
          <table:table-cell office:value-type="float" office:value="0.228098465999249" calcext:value-type="float">
            <text:p>0.228098466</text:p>
          </table:table-cell>
          <table:table-cell table:number-columns-repeated="3"/>
        </table:table-row>
        <table:table-row table:style-name="ro1">
          <table:table-cell office:value-type="float" office:value="0.00913038637123" calcext:value-type="float">
            <text:p>0.0091303864</text:p>
          </table:table-cell>
          <table:table-cell office:value-type="float" office:value="0.0990645815004254" calcext:value-type="float">
            <text:p>0.0990645815</text:p>
          </table:table-cell>
          <table:table-cell table:number-columns-repeated="3"/>
        </table:table-row>
        <table:table-row table:style-name="ro1">
          <table:table-cell office:value-type="float" office:value="0.0204147243208" calcext:value-type="float">
            <text:p>0.0204147243</text:p>
          </table:table-cell>
          <table:table-cell office:value-type="float" office:value="0.143721709140649" calcext:value-type="float">
            <text:p>0.1437217091</text:p>
          </table:table-cell>
          <table:table-cell table:number-columns-repeated="3"/>
        </table:table-row>
        <table:table-row table:style-name="ro1">
          <table:table-cell office:value-type="float" office:value="0.0390797139652" calcext:value-type="float">
            <text:p>0.039079714</text:p>
          </table:table-cell>
          <table:table-cell office:value-type="float" office:value="0.225685415388969" calcext:value-type="float">
            <text:p>0.2256854154</text:p>
          </table:table-cell>
          <table:table-cell table:number-columns-repeated="3"/>
        </table:table-row>
        <table:table-row table:style-name="ro1">
          <table:table-cell office:value-type="float" office:value="0.023223733938" calcext:value-type="float">
            <text:p>0.0232237339</text:p>
          </table:table-cell>
          <table:table-cell office:value-type="float" office:value="0.168183520221501" calcext:value-type="float">
            <text:p>0.1681835202</text:p>
          </table:table-cell>
          <table:table-cell table:number-columns-repeated="3"/>
        </table:table-row>
        <table:table-row table:style-name="ro1">
          <table:table-cell office:value-type="float" office:value="0.0204811972258" calcext:value-type="float">
            <text:p>0.0204811972</text:p>
          </table:table-cell>
          <table:table-cell office:value-type="float" office:value="0.128205149065949" calcext:value-type="float">
            <text:p>0.1282051491</text:p>
          </table:table-cell>
          <table:table-cell table:number-columns-repeated="3"/>
        </table:table-row>
        <table:table-row table:style-name="ro1">
          <table:table-cell office:value-type="float" office:value="0.049203673944" calcext:value-type="float">
            <text:p>0.0492036739</text:p>
          </table:table-cell>
          <table:table-cell office:value-type="float" office:value="0.166279120735991" calcext:value-type="float">
            <text:p>0.1662791207</text:p>
          </table:table-cell>
          <table:table-cell table:number-columns-repeated="3"/>
        </table:table-row>
        <table:table-row table:style-name="ro1">
          <table:table-cell office:value-type="float" office:value="0.0144739599707" calcext:value-type="float">
            <text:p>0.01447396</text:p>
          </table:table-cell>
          <table:table-cell office:value-type="float" office:value="0.235878513044845" calcext:value-type="float">
            <text:p>0.235878513</text:p>
          </table:table-cell>
          <table:table-cell table:number-columns-repeated="3"/>
        </table:table-row>
        <table:table-row table:style-name="ro1">
          <table:table-cell office:value-type="float" office:value="0.0573573193134" calcext:value-type="float">
            <text:p>0.0573573193</text:p>
          </table:table-cell>
          <table:table-cell office:value-type="float" office:value="0.23702144604358" calcext:value-type="float">
            <text:p>0.237021446</text:p>
          </table:table-cell>
          <table:table-cell table:number-columns-repeated="3"/>
        </table:table-row>
        <table:table-row table:style-name="ro1">
          <table:table-cell office:value-type="float" office:value="0.0130885945449" calcext:value-type="float">
            <text:p>0.0130885945</text:p>
          </table:table-cell>
          <table:table-cell office:value-type="float" office:value="0.109094332301349" calcext:value-type="float">
            <text:p>0.1090943323</text:p>
          </table:table-cell>
          <table:table-cell table:number-columns-repeated="3"/>
        </table:table-row>
        <table:table-row table:style-name="ro1">
          <table:table-cell office:value-type="float" office:value="0.00807051909892" calcext:value-type="float">
            <text:p>0.0080705191</text:p>
          </table:table-cell>
          <table:table-cell office:value-type="float" office:value="0.190953586164593" calcext:value-type="float">
            <text:p>0.1909535862</text:p>
          </table:table-cell>
          <table:table-cell table:number-columns-repeated="3"/>
        </table:table-row>
        <table:table-row table:style-name="ro1">
          <table:table-cell office:value-type="float" office:value="0.00253756450831" calcext:value-type="float">
            <text:p>0.0025375645</text:p>
          </table:table-cell>
          <table:table-cell office:value-type="float" office:value="0.374296999638188" calcext:value-type="float">
            <text:p>0.3742969996</text:p>
          </table:table-cell>
          <table:table-cell table:number-columns-repeated="3"/>
        </table:table-row>
        <table:table-row table:style-name="ro1">
          <table:table-cell office:value-type="float" office:value="0.0224210023644" calcext:value-type="float">
            <text:p>0.0224210024</text:p>
          </table:table-cell>
          <table:table-cell office:value-type="float" office:value="0.124039036052411" calcext:value-type="float">
            <text:p>0.1240390361</text:p>
          </table:table-cell>
          <table:table-cell table:number-columns-repeated="3"/>
        </table:table-row>
        <table:table-row table:style-name="ro1">
          <table:table-cell office:value-type="float" office:value="0.0236791475507" calcext:value-type="float">
            <text:p>0.0236791476</text:p>
          </table:table-cell>
          <table:table-cell office:value-type="float" office:value="0.214297157945455" calcext:value-type="float">
            <text:p>0.2142971579</text:p>
          </table:table-cell>
          <table:table-cell table:number-columns-repeated="3"/>
        </table:table-row>
        <table:table-row table:style-name="ro1">
          <table:table-cell office:value-type="float" office:value="0.0402578399968" calcext:value-type="float">
            <text:p>0.04025784</text:p>
          </table:table-cell>
          <table:table-cell office:value-type="float" office:value="0.247286471339598" calcext:value-type="float">
            <text:p>0.2472864713</text:p>
          </table:table-cell>
          <table:table-cell table:number-columns-repeated="3"/>
        </table:table-row>
        <table:table-row table:style-name="ro1">
          <table:table-cell office:value-type="float" office:value="0.051793903426" calcext:value-type="float">
            <text:p>0.0517939034</text:p>
          </table:table-cell>
          <table:table-cell office:value-type="float" office:value="0.168939371041993" calcext:value-type="float">
            <text:p>0.168939371</text:p>
          </table:table-cell>
          <table:table-cell table:number-columns-repeated="3"/>
        </table:table-row>
        <table:table-row table:style-name="ro1">
          <table:table-cell office:value-type="float" office:value="0.028277207989" calcext:value-type="float">
            <text:p>0.028277208</text:p>
          </table:table-cell>
          <table:table-cell office:value-type="float" office:value="0.279902676683377" calcext:value-type="float">
            <text:p>0.2799026767</text:p>
          </table:table-cell>
          <table:table-cell table:number-columns-repeated="3"/>
        </table:table-row>
        <table:table-row table:style-name="ro1">
          <table:table-cell office:value-type="float" office:value="0.0387858810603" calcext:value-type="float">
            <text:p>0.0387858811</text:p>
          </table:table-cell>
          <table:table-cell office:value-type="float" office:value="0.137970981099859" calcext:value-type="float">
            <text:p>0.1379709811</text:p>
          </table:table-cell>
          <table:table-cell table:number-columns-repeated="3"/>
        </table:table-row>
        <table:table-row table:style-name="ro1">
          <table:table-cell office:value-type="float" office:value="0.0107397179105" calcext:value-type="float">
            <text:p>0.0107397179</text:p>
          </table:table-cell>
          <table:table-cell office:value-type="float" office:value="0.17755949780898" calcext:value-type="float">
            <text:p>0.1775594978</text:p>
          </table:table-cell>
          <table:table-cell table:number-columns-repeated="3"/>
        </table:table-row>
        <table:table-row table:style-name="ro1">
          <table:table-cell office:value-type="float" office:value="0.0196892926158" calcext:value-type="float">
            <text:p>0.0196892926</text:p>
          </table:table-cell>
          <table:table-cell office:value-type="float" office:value="0.267309277388223" calcext:value-type="float">
            <text:p>0.2673092774</text:p>
          </table:table-cell>
          <table:table-cell table:number-columns-repeated="3"/>
        </table:table-row>
        <table:table-row table:style-name="ro1">
          <table:table-cell office:value-type="float" office:value="0.0145970180377" calcext:value-type="float">
            <text:p>0.014597018</text:p>
          </table:table-cell>
          <table:table-cell office:value-type="float" office:value="0.123381125226933" calcext:value-type="float">
            <text:p>0.1233811252</text:p>
          </table:table-cell>
          <table:table-cell table:number-columns-repeated="3"/>
        </table:table-row>
        <table:table-row table:style-name="ro1">
          <table:table-cell office:value-type="float" office:value="0.0184398127685" calcext:value-type="float">
            <text:p>0.0184398128</text:p>
          </table:table-cell>
          <table:table-cell office:value-type="float" office:value="0.147508048994513" calcext:value-type="float">
            <text:p>0.147508049</text:p>
          </table:table-cell>
          <table:table-cell table:number-columns-repeated="3"/>
        </table:table-row>
        <table:table-row table:style-name="ro1">
          <table:table-cell office:value-type="float" office:value="0.0120236465048" calcext:value-type="float">
            <text:p>0.0120236465</text:p>
          </table:table-cell>
          <table:table-cell office:value-type="float" office:value="0.146453046218647" calcext:value-type="float">
            <text:p>0.1464530462</text:p>
          </table:table-cell>
          <table:table-cell table:number-columns-repeated="3"/>
        </table:table-row>
        <table:table-row table:style-name="ro1">
          <table:table-cell office:value-type="float" office:value="0.00266521291417" calcext:value-type="float">
            <text:p>0.0026652129</text:p>
          </table:table-cell>
          <table:table-cell office:value-type="float" office:value="0.224570241518963" calcext:value-type="float">
            <text:p>0.2245702415</text:p>
          </table:table-cell>
          <table:table-cell table:number-columns-repeated="3"/>
        </table:table-row>
        <table:table-row table:style-name="ro1">
          <table:table-cell office:value-type="float" office:value="0.0222070534699" calcext:value-type="float">
            <text:p>0.0222070535</text:p>
          </table:table-cell>
          <table:table-cell office:value-type="float" office:value="0.222603905162371" calcext:value-type="float">
            <text:p>0.2226039052</text:p>
          </table:table-cell>
          <table:table-cell table:number-columns-repeated="3"/>
        </table:table-row>
        <table:table-row table:style-name="ro1">
          <table:table-cell office:value-type="float" office:value="0.0132208157525" calcext:value-type="float">
            <text:p>0.0132208158</text:p>
          </table:table-cell>
          <table:table-cell office:value-type="float" office:value="0.190244169833063" calcext:value-type="float">
            <text:p>0.1902441698</text:p>
          </table:table-cell>
          <table:table-cell table:number-columns-repeated="3"/>
        </table:table-row>
        <table:table-row table:style-name="ro1">
          <table:table-cell office:value-type="float" office:value="0.0300207039337" calcext:value-type="float">
            <text:p>0.0300207039</text:p>
          </table:table-cell>
          <table:table-cell office:value-type="float" office:value="0.182090360000378" calcext:value-type="float">
            <text:p>0.18209036</text:p>
          </table:table-cell>
          <table:table-cell table:number-columns-repeated="3"/>
        </table:table-row>
        <table:table-row table:style-name="ro1">
          <table:table-cell office:value-type="float" office:value="0.00267446340745" calcext:value-type="float">
            <text:p>0.0026744634</text:p>
          </table:table-cell>
          <table:table-cell office:value-type="float" office:value="0.401357178702119" calcext:value-type="float">
            <text:p>0.4013571787</text:p>
          </table:table-cell>
          <table:table-cell table:number-columns-repeated="3"/>
        </table:table-row>
        <table:table-row table:style-name="ro1">
          <table:table-cell office:value-type="float" office:value="0.0257056389352" calcext:value-type="float">
            <text:p>0.0257056389</text:p>
          </table:table-cell>
          <table:table-cell office:value-type="float" office:value="0.249675604383957" calcext:value-type="float">
            <text:p>0.2496756044</text:p>
          </table:table-cell>
          <table:table-cell table:number-columns-repeated="3"/>
        </table:table-row>
        <table:table-row table:style-name="ro1">
          <table:table-cell office:value-type="float" office:value="0.0107774915741" calcext:value-type="float">
            <text:p>0.0107774916</text:p>
          </table:table-cell>
          <table:table-cell office:value-type="float" office:value="0.171685983525369" calcext:value-type="float">
            <text:p>0.1716859835</text:p>
          </table:table-cell>
          <table:table-cell table:number-columns-repeated="3"/>
        </table:table-row>
        <table:table-row table:style-name="ro1">
          <table:table-cell office:value-type="float" office:value="0.00921825576141" calcext:value-type="float">
            <text:p>0.0092182558</text:p>
          </table:table-cell>
          <table:table-cell office:value-type="float" office:value="0.116484045841294" calcext:value-type="float">
            <text:p>0.1164840458</text:p>
          </table:table-cell>
          <table:table-cell table:number-columns-repeated="3"/>
        </table:table-row>
        <table:table-row table:style-name="ro1">
          <table:table-cell office:value-type="float" office:value="0.0157818392805" calcext:value-type="float">
            <text:p>0.0157818393</text:p>
          </table:table-cell>
          <table:table-cell office:value-type="float" office:value="0.190608603481286" calcext:value-type="float">
            <text:p>0.1906086035</text:p>
          </table:table-cell>
          <table:table-cell table:number-columns-repeated="3"/>
        </table:table-row>
        <table:table-row table:style-name="ro1">
          <table:table-cell office:value-type="float" office:value="0.00722582151404" calcext:value-type="float">
            <text:p>0.0072258215</text:p>
          </table:table-cell>
          <table:table-cell office:value-type="float" office:value="0.224919787378427" calcext:value-type="float">
            <text:p>0.2249197874</text:p>
          </table:table-cell>
          <table:table-cell table:number-columns-repeated="3"/>
        </table:table-row>
        <table:table-row table:style-name="ro1">
          <table:table-cell office:value-type="float" office:value="0.00198768531803" calcext:value-type="float">
            <text:p>0.0019876853</text:p>
          </table:table-cell>
          <table:table-cell office:value-type="float" office:value="0.236831801987284" calcext:value-type="float">
            <text:p>0.236831802</text:p>
          </table:table-cell>
          <table:table-cell table:number-columns-repeated="3"/>
        </table:table-row>
        <table:table-row table:style-name="ro1">
          <table:table-cell office:value-type="float" office:value="0.0165782104906" calcext:value-type="float">
            <text:p>0.0165782105</text:p>
          </table:table-cell>
          <table:table-cell office:value-type="float" office:value="0.11048630853171" calcext:value-type="float">
            <text:p>0.1104863085</text:p>
          </table:table-cell>
          <table:table-cell table:number-columns-repeated="3"/>
        </table:table-row>
        <table:table-row table:style-name="ro1">
          <table:table-cell office:value-type="float" office:value="0.0245875848429" calcext:value-type="float">
            <text:p>0.0245875848</text:p>
          </table:table-cell>
          <table:table-cell office:value-type="float" office:value="0.168831618224066" calcext:value-type="float">
            <text:p>0.1688316182</text:p>
          </table:table-cell>
          <table:table-cell table:number-columns-repeated="3"/>
        </table:table-row>
        <table:table-row table:style-name="ro1">
          <table:table-cell office:value-type="float" office:value="0.0605329355329" calcext:value-type="float">
            <text:p>0.0605329355</text:p>
          </table:table-cell>
          <table:table-cell office:value-type="float" office:value="0.227255974603691" calcext:value-type="float">
            <text:p>0.2272559746</text:p>
          </table:table-cell>
          <table:table-cell table:number-columns-repeated="3"/>
        </table:table-row>
        <table:table-row table:style-name="ro1">
          <table:table-cell office:value-type="float" office:value="0.00969144160194" calcext:value-type="float">
            <text:p>0.0096914416</text:p>
          </table:table-cell>
          <table:table-cell office:value-type="float" office:value="0.146419410255666" calcext:value-type="float">
            <text:p>0.1464194103</text:p>
          </table:table-cell>
          <table:table-cell table:number-columns-repeated="3"/>
        </table:table-row>
        <table:table-row table:style-name="ro1">
          <table:table-cell office:value-type="float" office:value="0.00563567855519" calcext:value-type="float">
            <text:p>0.0056356786</text:p>
          </table:table-cell>
          <table:table-cell office:value-type="float" office:value="0.213652038491381" calcext:value-type="float">
            <text:p>0.2136520385</text:p>
          </table:table-cell>
          <table:table-cell table:number-columns-repeated="3"/>
        </table:table-row>
        <table:table-row table:style-name="ro1">
          <table:table-cell office:value-type="float" office:value="0.0111130963016" calcext:value-type="float">
            <text:p>0.0111130963</text:p>
          </table:table-cell>
          <table:table-cell office:value-type="float" office:value="0.113865683130244" calcext:value-type="float">
            <text:p>0.1138656831</text:p>
          </table:table-cell>
          <table:table-cell table:number-columns-repeated="3"/>
        </table:table-row>
        <table:table-row table:style-name="ro1">
          <table:table-cell office:value-type="float" office:value="0.0331761157635" calcext:value-type="float">
            <text:p>0.0331761158</text:p>
          </table:table-cell>
          <table:table-cell office:value-type="float" office:value="0.215375341967368" calcext:value-type="float">
            <text:p>0.215375342</text:p>
          </table:table-cell>
          <table:table-cell table:number-columns-repeated="3"/>
        </table:table-row>
        <table:table-row table:style-name="ro1">
          <table:table-cell office:value-type="float" office:value="0.0329304852914" calcext:value-type="float">
            <text:p>0.0329304853</text:p>
          </table:table-cell>
          <table:table-cell office:value-type="float" office:value="0.178498152974563" calcext:value-type="float">
            <text:p>0.178498153</text:p>
          </table:table-cell>
          <table:table-cell table:number-columns-repeated="3"/>
        </table:table-row>
        <table:table-row table:style-name="ro1">
          <table:table-cell office:value-type="float" office:value="0.0159254440107" calcext:value-type="float">
            <text:p>0.015925444</text:p>
          </table:table-cell>
          <table:table-cell office:value-type="float" office:value="0.089134226344169" calcext:value-type="float">
            <text:p>0.0891342263</text:p>
          </table:table-cell>
          <table:table-cell table:number-columns-repeated="3"/>
        </table:table-row>
        <table:table-row table:style-name="ro1">
          <table:table-cell office:value-type="float" office:value="0.00763135409717" calcext:value-type="float">
            <text:p>0.0076313541</text:p>
          </table:table-cell>
          <table:table-cell office:value-type="float" office:value="0.191314158437428" calcext:value-type="float">
            <text:p>0.1913141584</text:p>
          </table:table-cell>
          <table:table-cell table:number-columns-repeated="3"/>
        </table:table-row>
        <table:table-row table:style-name="ro1">
          <table:table-cell office:value-type="float" office:value="0.0205842815306" calcext:value-type="float">
            <text:p>0.0205842815</text:p>
          </table:table-cell>
          <table:table-cell office:value-type="float" office:value="0.0895579491004449" calcext:value-type="float">
            <text:p>0.0895579491</text:p>
          </table:table-cell>
          <table:table-cell table:number-columns-repeated="3"/>
        </table:table-row>
        <table:table-row table:style-name="ro1">
          <table:table-cell office:value-type="float" office:value="0.0156983718937" calcext:value-type="float">
            <text:p>0.0156983719</text:p>
          </table:table-cell>
          <table:table-cell office:value-type="float" office:value="0.225444058262658" calcext:value-type="float">
            <text:p>0.2254440583</text:p>
          </table:table-cell>
          <table:table-cell table:number-columns-repeated="3"/>
        </table:table-row>
        <table:table-row table:style-name="ro1">
          <table:table-cell office:value-type="float" office:value="0.0190646179316" calcext:value-type="float">
            <text:p>0.0190646179</text:p>
          </table:table-cell>
          <table:table-cell office:value-type="float" office:value="0.139816031821511" calcext:value-type="float">
            <text:p>0.1398160318</text:p>
          </table:table-cell>
          <table:table-cell table:number-columns-repeated="3"/>
        </table:table-row>
        <table:table-row table:style-name="ro1">
          <table:table-cell office:value-type="float" office:value="0.020196416831" calcext:value-type="float">
            <text:p>0.0201964168</text:p>
          </table:table-cell>
          <table:table-cell office:value-type="float" office:value="0.199369463544482" calcext:value-type="float">
            <text:p>0.1993694635</text:p>
          </table:table-cell>
          <table:table-cell table:number-columns-repeated="3"/>
        </table:table-row>
        <table:table-row table:style-name="ro1">
          <table:table-cell office:value-type="float" office:value="0.0324811258323" calcext:value-type="float">
            <text:p>0.0324811258</text:p>
          </table:table-cell>
          <table:table-cell office:value-type="float" office:value="0.106390753769017" calcext:value-type="float">
            <text:p>0.1063907538</text:p>
          </table:table-cell>
          <table:table-cell table:number-columns-repeated="3"/>
        </table:table-row>
        <table:table-row table:style-name="ro1">
          <table:table-cell office:value-type="float" office:value="0.00875780303379" calcext:value-type="float">
            <text:p>0.008757803</text:p>
          </table:table-cell>
          <table:table-cell office:value-type="float" office:value="0.126131092376096" calcext:value-type="float">
            <text:p>0.1261310924</text:p>
          </table:table-cell>
          <table:table-cell table:number-columns-repeated="3"/>
        </table:table-row>
        <table:table-row table:style-name="ro1">
          <table:table-cell office:value-type="float" office:value="0.0305258604709" calcext:value-type="float">
            <text:p>0.0305258605</text:p>
          </table:table-cell>
          <table:table-cell office:value-type="float" office:value="0.139270543180907" calcext:value-type="float">
            <text:p>0.1392705432</text:p>
          </table:table-cell>
          <table:table-cell table:number-columns-repeated="3"/>
        </table:table-row>
        <table:table-row table:style-name="ro1">
          <table:table-cell office:value-type="float" office:value="0.0109231720084" calcext:value-type="float">
            <text:p>0.010923172</text:p>
          </table:table-cell>
          <table:table-cell office:value-type="float" office:value="0.111003537260489" calcext:value-type="float">
            <text:p>0.1110035373</text:p>
          </table:table-cell>
          <table:table-cell table:number-columns-repeated="3"/>
        </table:table-row>
        <table:table-row table:style-name="ro1">
          <table:table-cell office:value-type="float" office:value="0.0147034187704" calcext:value-type="float">
            <text:p>0.0147034188</text:p>
          </table:table-cell>
          <table:table-cell office:value-type="float" office:value="0.198189958367719" calcext:value-type="float">
            <text:p>0.1981899584</text:p>
          </table:table-cell>
          <table:table-cell table:number-columns-repeated="3"/>
        </table:table-row>
        <table:table-row table:style-name="ro1">
          <table:table-cell office:value-type="float" office:value="0.0199624814024" calcext:value-type="float">
            <text:p>0.0199624814</text:p>
          </table:table-cell>
          <table:table-cell office:value-type="float" office:value="0.242980992698002" calcext:value-type="float">
            <text:p>0.2429809927</text:p>
          </table:table-cell>
          <table:table-cell table:number-columns-repeated="3"/>
        </table:table-row>
        <table:table-row table:style-name="ro1">
          <table:table-cell office:value-type="float" office:value="0.0593618206414" calcext:value-type="float">
            <text:p>0.0593618206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</table:table>
      <table:table table:name="Deletion" table:style-name="ta1"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BER</text:p>
          </table:table-cell>
          <table:table-cell office:value-type="string" calcext:value-type="string">
            <text:p>locAccuracy</text:p>
          </table:table-cell>
          <table:table-cell office:value-type="string" calcext:value-type="string">
            <text:p>count 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</table:table-row>
        <table:table-row table:style-name="ro1">
          <table:table-cell office:value-type="float" office:value="0.0386271462007" calcext:value-type="float">
            <text:p>0.0386271462</text:p>
          </table:table-cell>
          <table:table-cell office:value-type="float" office:value="0.243541415922779" calcext:value-type="float">
            <text:p>0.2435414159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6560410369" calcext:value-type="float">
            <text:p>0.014656041</text:p>
          </table:table-cell>
          <table:table-cell office:value-type="float" office:value="0.14731775162775" calcext:value-type="float">
            <text:p>0.1473177516</text:p>
          </table:table-cell>
          <table:table-cell table:number-columns-repeated="3"/>
        </table:table-row>
        <table:table-row table:style-name="ro1">
          <table:table-cell office:value-type="float" office:value="0.0187542127592" calcext:value-type="float">
            <text:p>0.0187542128</text:p>
          </table:table-cell>
          <table:table-cell office:value-type="float" office:value="0.0996826388169144" calcext:value-type="float">
            <text:p>0.0996826388</text:p>
          </table:table-cell>
          <table:table-cell table:number-columns-repeated="3"/>
        </table:table-row>
        <table:table-row table:style-name="ro1">
          <table:table-cell office:value-type="float" office:value="0.00744343724667" calcext:value-type="float">
            <text:p>0.0074434372</text:p>
          </table:table-cell>
          <table:table-cell office:value-type="float" office:value="0.239046299315606" calcext:value-type="float">
            <text:p>0.2390462993</text:p>
          </table:table-cell>
          <table:table-cell table:number-columns-repeated="3"/>
        </table:table-row>
        <table:table-row table:style-name="ro1">
          <table:table-cell office:value-type="float" office:value="0.0029123643103" calcext:value-type="float">
            <text:p>0.0029123643</text:p>
          </table:table-cell>
          <table:table-cell office:value-type="float" office:value="0.17347351876036" calcext:value-type="float">
            <text:p>0.1734735188</text:p>
          </table:table-cell>
          <table:table-cell table:number-columns-repeated="3"/>
        </table:table-row>
        <table:table-row table:style-name="ro1">
          <table:table-cell office:value-type="float" office:value="0.0233122171946" calcext:value-type="float">
            <text:p>0.0233122172</text:p>
          </table:table-cell>
          <table:table-cell office:value-type="float" office:value="0.11786909914172" calcext:value-type="float">
            <text:p>0.1178690991</text:p>
          </table:table-cell>
          <table:table-cell table:number-columns-repeated="3"/>
        </table:table-row>
        <table:table-row table:style-name="ro1">
          <table:table-cell office:value-type="float" office:value="0.0307834757835" calcext:value-type="float">
            <text:p>0.0307834758</text:p>
          </table:table-cell>
          <table:table-cell office:value-type="float" office:value="0.190266672253712" calcext:value-type="float">
            <text:p>0.1902666723</text:p>
          </table:table-cell>
          <table:table-cell table:number-columns-repeated="3"/>
        </table:table-row>
        <table:table-row table:style-name="ro1">
          <table:table-cell office:value-type="float" office:value="0.0220000450359" calcext:value-type="float">
            <text:p>0.022000045</text:p>
          </table:table-cell>
          <table:table-cell office:value-type="float" office:value="0.204550886502729" calcext:value-type="float">
            <text:p>0.2045508865</text:p>
          </table:table-cell>
          <table:table-cell table:number-columns-repeated="3"/>
        </table:table-row>
        <table:table-row table:style-name="ro1">
          <table:table-cell office:value-type="float" office:value="0.0179282633103" calcext:value-type="float">
            <text:p>0.0179282633</text:p>
          </table:table-cell>
          <table:table-cell office:value-type="float" office:value="0.244124612402717" calcext:value-type="float">
            <text:p>0.2441246124</text:p>
          </table:table-cell>
          <table:table-cell table:number-columns-repeated="3"/>
        </table:table-row>
        <table:table-row table:style-name="ro1">
          <table:table-cell office:value-type="float" office:value="0.0245975378788" calcext:value-type="float">
            <text:p>0.0245975379</text:p>
          </table:table-cell>
          <table:table-cell office:value-type="float" office:value="0.228591225692866" calcext:value-type="float">
            <text:p>0.2285912257</text:p>
          </table:table-cell>
          <table:table-cell table:number-columns-repeated="3"/>
        </table:table-row>
        <table:table-row table:style-name="ro1">
          <table:table-cell office:value-type="float" office:value="0.00836604267311" calcext:value-type="float">
            <text:p>0.0083660427</text:p>
          </table:table-cell>
          <table:table-cell office:value-type="float" office:value="0.13408493497374" calcext:value-type="float">
            <text:p>0.134084935</text:p>
          </table:table-cell>
          <table:table-cell table:number-columns-repeated="3"/>
        </table:table-row>
        <table:table-row table:style-name="ro1">
          <table:table-cell office:value-type="float" office:value="0.0203642365642" calcext:value-type="float">
            <text:p>0.0203642366</text:p>
          </table:table-cell>
          <table:table-cell office:value-type="float" office:value="0.146102905868366" calcext:value-type="float">
            <text:p>0.1461029059</text:p>
          </table:table-cell>
          <table:table-cell table:number-columns-repeated="3"/>
        </table:table-row>
        <table:table-row table:style-name="ro1">
          <table:table-cell office:value-type="float" office:value="0.0473209925867" calcext:value-type="float">
            <text:p>0.0473209926</text:p>
          </table:table-cell>
          <table:table-cell office:value-type="float" office:value="0.228581972224768" calcext:value-type="float">
            <text:p>0.2285819722</text:p>
          </table:table-cell>
          <table:table-cell table:number-columns-repeated="3"/>
        </table:table-row>
        <table:table-row table:style-name="ro1">
          <table:table-cell office:value-type="float" office:value="0.0249117378714" calcext:value-type="float">
            <text:p>0.0249117379</text:p>
          </table:table-cell>
          <table:table-cell office:value-type="float" office:value="0.171802408551886" calcext:value-type="float">
            <text:p>0.1718024086</text:p>
          </table:table-cell>
          <table:table-cell table:number-columns-repeated="3"/>
        </table:table-row>
        <table:table-row table:style-name="ro1">
          <table:table-cell office:value-type="float" office:value="0.0201815105368" calcext:value-type="float">
            <text:p>0.0201815105</text:p>
          </table:table-cell>
          <table:table-cell office:value-type="float" office:value="0.127526999974261" calcext:value-type="float">
            <text:p>0.127527</text:p>
          </table:table-cell>
          <table:table-cell table:number-columns-repeated="3"/>
        </table:table-row>
        <table:table-row table:style-name="ro1">
          <table:table-cell office:value-type="float" office:value="0.0509255260961" calcext:value-type="float">
            <text:p>0.0509255261</text:p>
          </table:table-cell>
          <table:table-cell office:value-type="float" office:value="0.177817430386899" calcext:value-type="float">
            <text:p>0.1778174304</text:p>
          </table:table-cell>
          <table:table-cell table:number-columns-repeated="3"/>
        </table:table-row>
        <table:table-row table:style-name="ro1">
          <table:table-cell office:value-type="float" office:value="0.0120202304772" calcext:value-type="float">
            <text:p>0.0120202305</text:p>
          </table:table-cell>
          <table:table-cell office:value-type="float" office:value="0.24082645122315" calcext:value-type="float">
            <text:p>0.2408264512</text:p>
          </table:table-cell>
          <table:table-cell table:number-columns-repeated="3"/>
        </table:table-row>
        <table:table-row table:style-name="ro1">
          <table:table-cell office:value-type="float" office:value="0.0784205962457" calcext:value-type="float">
            <text:p>0.0784205962</text:p>
          </table:table-cell>
          <table:table-cell office:value-type="float" office:value="0.238589930298939" calcext:value-type="float">
            <text:p>0.2385899303</text:p>
          </table:table-cell>
          <table:table-cell table:number-columns-repeated="3"/>
        </table:table-row>
        <table:table-row table:style-name="ro1">
          <table:table-cell office:value-type="float" office:value="0.0128974412028" calcext:value-type="float">
            <text:p>0.0128974412</text:p>
          </table:table-cell>
          <table:table-cell office:value-type="float" office:value="0.103380009425803" calcext:value-type="float">
            <text:p>0.1033800094</text:p>
          </table:table-cell>
          <table:table-cell table:number-columns-repeated="3"/>
        </table:table-row>
        <table:table-row table:style-name="ro1">
          <table:table-cell office:value-type="float" office:value="0.00885096882226" calcext:value-type="float">
            <text:p>0.0088509688</text:p>
          </table:table-cell>
          <table:table-cell office:value-type="float" office:value="0.190396701778977" calcext:value-type="float">
            <text:p>0.1903967018</text:p>
          </table:table-cell>
          <table:table-cell table:number-columns-repeated="3"/>
        </table:table-row>
        <table:table-row table:style-name="ro1">
          <table:table-cell office:value-type="float" office:value="0.00357512060648" calcext:value-type="float">
            <text:p>0.0035751206</text:p>
          </table:table-cell>
          <table:table-cell office:value-type="float" office:value="0.182661882963128" calcext:value-type="float">
            <text:p>0.182661883</text:p>
          </table:table-cell>
          <table:table-cell table:number-columns-repeated="3"/>
        </table:table-row>
        <table:table-row table:style-name="ro1">
          <table:table-cell office:value-type="float" office:value="0.0232217955751" calcext:value-type="float">
            <text:p>0.0232217956</text:p>
          </table:table-cell>
          <table:table-cell office:value-type="float" office:value="0.125576926613668" calcext:value-type="float">
            <text:p>0.1255769266</text:p>
          </table:table-cell>
          <table:table-cell table:number-columns-repeated="3"/>
        </table:table-row>
        <table:table-row table:style-name="ro1">
          <table:table-cell office:value-type="float" office:value="0.0245552276924" calcext:value-type="float">
            <text:p>0.0245552277</text:p>
          </table:table-cell>
          <table:table-cell office:value-type="float" office:value="0.179978310492851" calcext:value-type="float">
            <text:p>0.1799783105</text:p>
          </table:table-cell>
          <table:table-cell table:number-columns-repeated="3"/>
        </table:table-row>
        <table:table-row table:style-name="ro1">
          <table:table-cell office:value-type="float" office:value="0.0427541208791" calcext:value-type="float">
            <text:p>0.0427541209</text:p>
          </table:table-cell>
          <table:table-cell office:value-type="float" office:value="0.246972208853399" calcext:value-type="float">
            <text:p>0.2469722089</text:p>
          </table:table-cell>
          <table:table-cell table:number-columns-repeated="3"/>
        </table:table-row>
        <table:table-row table:style-name="ro1">
          <table:table-cell office:value-type="float" office:value="0.0546225297675" calcext:value-type="float">
            <text:p>0.0546225298</text:p>
          </table:table-cell>
          <table:table-cell office:value-type="float" office:value="0.168009617627099" calcext:value-type="float">
            <text:p>0.1680096176</text:p>
          </table:table-cell>
          <table:table-cell table:number-columns-repeated="3"/>
        </table:table-row>
        <table:table-row table:style-name="ro1">
          <table:table-cell office:value-type="float" office:value="0.0287939338047" calcext:value-type="float">
            <text:p>0.0287939338</text:p>
          </table:table-cell>
          <table:table-cell office:value-type="float" office:value="0.197107526712307" calcext:value-type="float">
            <text:p>0.1971075267</text:p>
          </table:table-cell>
          <table:table-cell table:number-columns-repeated="3"/>
        </table:table-row>
        <table:table-row table:style-name="ro1">
          <table:table-cell office:value-type="float" office:value="0.0390110296839" calcext:value-type="float">
            <text:p>0.0390110297</text:p>
          </table:table-cell>
          <table:table-cell office:value-type="float" office:value="0.142236759329622" calcext:value-type="float">
            <text:p>0.1422367593</text:p>
          </table:table-cell>
          <table:table-cell table:number-columns-repeated="3"/>
        </table:table-row>
        <table:table-row table:style-name="ro1">
          <table:table-cell office:value-type="float" office:value="0.0105669184143" calcext:value-type="float">
            <text:p>0.0105669184</text:p>
          </table:table-cell>
          <table:table-cell office:value-type="float" office:value="0.181266332074014" calcext:value-type="float">
            <text:p>0.1812663321</text:p>
          </table:table-cell>
          <table:table-cell table:number-columns-repeated="3"/>
        </table:table-row>
        <table:table-row table:style-name="ro1">
          <table:table-cell office:value-type="float" office:value="0.0199569524895" calcext:value-type="float">
            <text:p>0.0199569525</text:p>
          </table:table-cell>
          <table:table-cell office:value-type="float" office:value="0.166214594610179" calcext:value-type="float">
            <text:p>0.1662145946</text:p>
          </table:table-cell>
          <table:table-cell table:number-columns-repeated="3"/>
        </table:table-row>
        <table:table-row table:style-name="ro1">
          <table:table-cell office:value-type="float" office:value="0.0162844530577" calcext:value-type="float">
            <text:p>0.0162844531</text:p>
          </table:table-cell>
          <table:table-cell office:value-type="float" office:value="0.123778048652313" calcext:value-type="float">
            <text:p>0.1237780487</text:p>
          </table:table-cell>
          <table:table-cell table:number-columns-repeated="3"/>
        </table:table-row>
        <table:table-row table:style-name="ro1">
          <table:table-cell office:value-type="float" office:value="0.0251785714286" calcext:value-type="float">
            <text:p>0.0251785714</text:p>
          </table:table-cell>
          <table:table-cell office:value-type="float" office:value="0.0792607512882932" calcext:value-type="float">
            <text:p>0.0792607513</text:p>
          </table:table-cell>
          <table:table-cell table:number-columns-repeated="3"/>
        </table:table-row>
        <table:table-row table:style-name="ro1">
          <table:table-cell office:value-type="float" office:value="0.0115146752315" calcext:value-type="float">
            <text:p>0.0115146752</text:p>
          </table:table-cell>
          <table:table-cell office:value-type="float" office:value="0.147834288017309" calcext:value-type="float">
            <text:p>0.147834288</text:p>
          </table:table-cell>
          <table:table-cell table:number-columns-repeated="3"/>
        </table:table-row>
        <table:table-row table:style-name="ro1">
          <table:table-cell office:value-type="float" office:value="0.00302265774495" calcext:value-type="float">
            <text:p>0.0030226577</text:p>
          </table:table-cell>
          <table:table-cell office:value-type="float" office:value="0.230370626238649" calcext:value-type="float">
            <text:p>0.2303706262</text:p>
          </table:table-cell>
          <table:table-cell table:number-columns-repeated="3"/>
        </table:table-row>
        <table:table-row table:style-name="ro1">
          <table:table-cell office:value-type="float" office:value="0.0242899048437" calcext:value-type="float">
            <text:p>0.0242899048</text:p>
          </table:table-cell>
          <table:table-cell office:value-type="float" office:value="0.224985220010755" calcext:value-type="float">
            <text:p>0.22498522</text:p>
          </table:table-cell>
          <table:table-cell table:number-columns-repeated="3"/>
        </table:table-row>
        <table:table-row table:style-name="ro1">
          <table:table-cell office:value-type="float" office:value="0.0139092728486" calcext:value-type="float">
            <text:p>0.0139092728</text:p>
          </table:table-cell>
          <table:table-cell office:value-type="float" office:value="0.192840819054273" calcext:value-type="float">
            <text:p>0.1928408191</text:p>
          </table:table-cell>
          <table:table-cell table:number-columns-repeated="3"/>
        </table:table-row>
        <table:table-row table:style-name="ro1">
          <table:table-cell office:value-type="float" office:value="0.0318660032664" calcext:value-type="float">
            <text:p>0.0318660033</text:p>
          </table:table-cell>
          <table:table-cell office:value-type="float" office:value="0.186009861140277" calcext:value-type="float">
            <text:p>0.1860098611</text:p>
          </table:table-cell>
          <table:table-cell table:number-columns-repeated="3"/>
        </table:table-row>
        <table:table-row table:style-name="ro1">
          <table:table-cell office:value-type="float" office:value="0.00228825136612" calcext:value-type="float">
            <text:p>0.0022882514</text:p>
          </table:table-cell>
          <table:table-cell office:value-type="float" office:value="0.230319634399767" calcext:value-type="float">
            <text:p>0.2303196344</text:p>
          </table:table-cell>
          <table:table-cell table:number-columns-repeated="3"/>
        </table:table-row>
        <table:table-row table:style-name="ro1">
          <table:table-cell office:value-type="float" office:value="0.0256580057912" calcext:value-type="float">
            <text:p>0.0256580058</text:p>
          </table:table-cell>
          <table:table-cell office:value-type="float" office:value="0.221147311925928" calcext:value-type="float">
            <text:p>0.2211473119</text:p>
          </table:table-cell>
          <table:table-cell table:number-columns-repeated="3"/>
        </table:table-row>
        <table:table-row table:style-name="ro1">
          <table:table-cell office:value-type="float" office:value="0.0102531910442" calcext:value-type="float">
            <text:p>0.010253191</text:p>
          </table:table-cell>
          <table:table-cell office:value-type="float" office:value="0.176699818403572" calcext:value-type="float">
            <text:p>0.1766998184</text:p>
          </table:table-cell>
          <table:table-cell table:number-columns-repeated="3"/>
        </table:table-row>
        <table:table-row table:style-name="ro1">
          <table:table-cell office:value-type="float" office:value="0.0101424553962" calcext:value-type="float">
            <text:p>0.0101424554</text:p>
          </table:table-cell>
          <table:table-cell office:value-type="float" office:value="0.112877285356589" calcext:value-type="float">
            <text:p>0.1128772854</text:p>
          </table:table-cell>
          <table:table-cell table:number-columns-repeated="3"/>
        </table:table-row>
        <table:table-row table:style-name="ro1">
          <table:table-cell office:value-type="float" office:value="0.0180932916566" calcext:value-type="float">
            <text:p>0.0180932917</text:p>
          </table:table-cell>
          <table:table-cell office:value-type="float" office:value="0.190441134463534" calcext:value-type="float">
            <text:p>0.1904411345</text:p>
          </table:table-cell>
          <table:table-cell table:number-columns-repeated="3"/>
        </table:table-row>
        <table:table-row table:style-name="ro1">
          <table:table-cell office:value-type="float" office:value="0.0077166530351" calcext:value-type="float">
            <text:p>0.007716653</text:p>
          </table:table-cell>
          <table:table-cell office:value-type="float" office:value="0.225490375188971" calcext:value-type="float">
            <text:p>0.2254903752</text:p>
          </table:table-cell>
          <table:table-cell table:number-columns-repeated="3"/>
        </table:table-row>
        <table:table-row table:style-name="ro1">
          <table:table-cell office:value-type="float" office:value="0.00275010143817" calcext:value-type="float">
            <text:p>0.0027501014</text:p>
          </table:table-cell>
          <table:table-cell office:value-type="float" office:value="0.23927054784049" calcext:value-type="float">
            <text:p>0.2392705478</text:p>
          </table:table-cell>
          <table:table-cell table:number-columns-repeated="3"/>
        </table:table-row>
        <table:table-row table:style-name="ro1">
          <table:table-cell office:value-type="float" office:value="0.0164378918827" calcext:value-type="float">
            <text:p>0.0164378919</text:p>
          </table:table-cell>
          <table:table-cell office:value-type="float" office:value="0.107020086609423" calcext:value-type="float">
            <text:p>0.1070200866</text:p>
          </table:table-cell>
          <table:table-cell table:number-columns-repeated="3"/>
        </table:table-row>
        <table:table-row table:style-name="ro1">
          <table:table-cell office:value-type="float" office:value="0.0260411740597" calcext:value-type="float">
            <text:p>0.0260411741</text:p>
          </table:table-cell>
          <table:table-cell office:value-type="float" office:value="0.172304860537769" calcext:value-type="float">
            <text:p>0.1723048605</text:p>
          </table:table-cell>
          <table:table-cell table:number-columns-repeated="3"/>
        </table:table-row>
        <table:table-row table:style-name="ro1">
          <table:table-cell office:value-type="float" office:value="0.0768153360671" calcext:value-type="float">
            <text:p>0.0768153361</text:p>
          </table:table-cell>
          <table:table-cell office:value-type="float" office:value="0.23239336017236" calcext:value-type="float">
            <text:p>0.2323933602</text:p>
          </table:table-cell>
          <table:table-cell table:number-columns-repeated="3"/>
        </table:table-row>
        <table:table-row table:style-name="ro1">
          <table:table-cell office:value-type="float" office:value="0.00974729679005" calcext:value-type="float">
            <text:p>0.0097472968</text:p>
          </table:table-cell>
          <table:table-cell office:value-type="float" office:value="0.145614179030733" calcext:value-type="float">
            <text:p>0.145614179</text:p>
          </table:table-cell>
          <table:table-cell table:number-columns-repeated="3"/>
        </table:table-row>
        <table:table-row table:style-name="ro1">
          <table:table-cell office:value-type="float" office:value="0.00528605433801" calcext:value-type="float">
            <text:p>0.0052860543</text:p>
          </table:table-cell>
          <table:table-cell office:value-type="float" office:value="0.212727680366937" calcext:value-type="float">
            <text:p>0.2127276804</text:p>
          </table:table-cell>
          <table:table-cell table:number-columns-repeated="3"/>
        </table:table-row>
        <table:table-row table:style-name="ro1">
          <table:table-cell office:value-type="float" office:value="0.0135026051222" calcext:value-type="float">
            <text:p>0.0135026051</text:p>
          </table:table-cell>
          <table:table-cell office:value-type="float" office:value="0.101235650530759" calcext:value-type="float">
            <text:p>0.1012356505</text:p>
          </table:table-cell>
          <table:table-cell table:number-columns-repeated="3"/>
        </table:table-row>
        <table:table-row table:style-name="ro1">
          <table:table-cell office:value-type="float" office:value="0.0381825717542" calcext:value-type="float">
            <text:p>0.0381825718</text:p>
          </table:table-cell>
          <table:table-cell office:value-type="float" office:value="0.120650224621188" calcext:value-type="float">
            <text:p>0.1206502246</text:p>
          </table:table-cell>
          <table:table-cell table:number-columns-repeated="3"/>
        </table:table-row>
        <table:table-row table:style-name="ro1">
          <table:table-cell office:value-type="float" office:value="0.0355776347647" calcext:value-type="float">
            <text:p>0.0355776348</text:p>
          </table:table-cell>
          <table:table-cell office:value-type="float" office:value="0.177967354427741" calcext:value-type="float">
            <text:p>0.1779673544</text:p>
          </table:table-cell>
          <table:table-cell table:number-columns-repeated="3"/>
        </table:table-row>
        <table:table-row table:style-name="ro1">
          <table:table-cell office:value-type="float" office:value="0.0147809759337" calcext:value-type="float">
            <text:p>0.0147809759</text:p>
          </table:table-cell>
          <table:table-cell office:value-type="float" office:value="0.0901602393579374" calcext:value-type="float">
            <text:p>0.0901602394</text:p>
          </table:table-cell>
          <table:table-cell table:number-columns-repeated="3"/>
        </table:table-row>
        <table:table-row table:style-name="ro1">
          <table:table-cell office:value-type="float" office:value="0.00694271371097" calcext:value-type="float">
            <text:p>0.0069427137</text:p>
          </table:table-cell>
          <table:table-cell office:value-type="float" office:value="0.17873377095717" calcext:value-type="float">
            <text:p>0.178733771</text:p>
          </table:table-cell>
          <table:table-cell table:number-columns-repeated="3"/>
        </table:table-row>
        <table:table-row table:style-name="ro1">
          <table:table-cell office:value-type="float" office:value="0.0169788137171" calcext:value-type="float">
            <text:p>0.0169788137</text:p>
          </table:table-cell>
          <table:table-cell office:value-type="float" office:value="0.111115449747245" calcext:value-type="float">
            <text:p>0.1111154497</text:p>
          </table:table-cell>
          <table:table-cell table:number-columns-repeated="3"/>
        </table:table-row>
        <table:table-row table:style-name="ro1">
          <table:table-cell office:value-type="float" office:value="0.0189395287058" calcext:value-type="float">
            <text:p>0.0189395287</text:p>
          </table:table-cell>
          <table:table-cell office:value-type="float" office:value="0.215199140700586" calcext:value-type="float">
            <text:p>0.2151991407</text:p>
          </table:table-cell>
          <table:table-cell table:number-columns-repeated="3"/>
        </table:table-row>
        <table:table-row table:style-name="ro1">
          <table:table-cell office:value-type="float" office:value="0.0186437040614" calcext:value-type="float">
            <text:p>0.0186437041</text:p>
          </table:table-cell>
          <table:table-cell office:value-type="float" office:value="0.143735497785305" calcext:value-type="float">
            <text:p>0.1437354978</text:p>
          </table:table-cell>
          <table:table-cell table:number-columns-repeated="3"/>
        </table:table-row>
        <table:table-row table:style-name="ro1">
          <table:table-cell office:value-type="float" office:value="0.0231597961422" calcext:value-type="float">
            <text:p>0.0231597961</text:p>
          </table:table-cell>
          <table:table-cell office:value-type="float" office:value="0.200411814718524" calcext:value-type="float">
            <text:p>0.2004118147</text:p>
          </table:table-cell>
          <table:table-cell table:number-columns-repeated="3"/>
        </table:table-row>
        <table:table-row table:style-name="ro1">
          <table:table-cell office:value-type="float" office:value="0.0314541252135" calcext:value-type="float">
            <text:p>0.0314541252</text:p>
          </table:table-cell>
          <table:table-cell office:value-type="float" office:value="0.104308243348906" calcext:value-type="float">
            <text:p>0.1043082433</text:p>
          </table:table-cell>
          <table:table-cell table:number-columns-repeated="3"/>
        </table:table-row>
        <table:table-row table:style-name="ro1">
          <table:table-cell office:value-type="float" office:value="0.00766283524904" calcext:value-type="float">
            <text:p>0.0076628352</text:p>
          </table:table-cell>
          <table:table-cell office:value-type="float" office:value="0.128577293823123" calcext:value-type="float">
            <text:p>0.1285772938</text:p>
          </table:table-cell>
          <table:table-cell table:number-columns-repeated="3"/>
        </table:table-row>
        <table:table-row table:style-name="ro1">
          <table:table-cell office:value-type="float" office:value="0.0367175403672" calcext:value-type="float">
            <text:p>0.0367175404</text:p>
          </table:table-cell>
          <table:table-cell office:value-type="float" office:value="0.152970526834365" calcext:value-type="float">
            <text:p>0.1529705268</text:p>
          </table:table-cell>
          <table:table-cell table:number-columns-repeated="3"/>
        </table:table-row>
        <table:table-row table:style-name="ro1">
          <table:table-cell office:value-type="float" office:value="0.011641113004" calcext:value-type="float">
            <text:p>0.011641113</text:p>
          </table:table-cell>
          <table:table-cell office:value-type="float" office:value="0.113034192774116" calcext:value-type="float">
            <text:p>0.1130341928</text:p>
          </table:table-cell>
          <table:table-cell table:number-columns-repeated="3"/>
        </table:table-row>
        <table:table-row table:style-name="ro1">
          <table:table-cell office:value-type="float" office:value="0.0153972872079" calcext:value-type="float">
            <text:p>0.0153972872</text:p>
          </table:table-cell>
          <table:table-cell office:value-type="float" office:value="0.200918157245191" calcext:value-type="float">
            <text:p>0.2009181572</text:p>
          </table:table-cell>
          <table:table-cell table:number-columns-repeated="3"/>
        </table:table-row>
        <table:table-row table:style-name="ro1">
          <table:table-cell office:value-type="float" office:value="0.0196189169928" calcext:value-type="float">
            <text:p>0.019618917</text:p>
          </table:table-cell>
          <table:table-cell office:value-type="float" office:value="0.246095324849066" calcext:value-type="float">
            <text:p>0.2460953248</text:p>
          </table:table-cell>
          <table:table-cell table:number-columns-repeated="3"/>
        </table:table-row>
        <table:table-row table:style-name="ro1">
          <table:table-cell office:value-type="float" office:value="0.0692685401605" calcext:value-type="float">
            <text:p>0.0692685402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</table:table>
      <table:table table:name="clea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BER</text:p>
          </table:table-cell>
          <table:table-cell office:value-type="string" calcext:value-type="string">
            <text:p>locAccuracy</text:p>
          </table:table-cell>
          <table:table-cell office:value-type="string" calcext:value-type="string">
            <text:p>count 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044821040833" calcext:value-type="float">
            <text:p>0.19604482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8">00/00/0000</text:date>, <text:time style:data-style-name="N2" text:time-value="23:26:43.9648042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21:39:03.341187214</meta:creation-date>
    <dc:date>2019-02-18T00:12:22.595250000</dc:date>
    <meta:editing-duration>PT55M16S</meta:editing-duration>
    <meta:editing-cycles>11</meta:editing-cycles>
    <meta:generator>LibreOffice/5.1.6.2$Linux_X86_64 LibreOffice_project/10m0$Build-2</meta:generator>
    <meta:document-statistic meta:table-count="3" meta:cell-count="408" meta:object-count="0"/>
  </office:meta>
</office:document-meta>
</file>